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71cbb" officeooo:paragraph-rsid="00171cbb"/>
    </style:style>
    <style:style style:name="P2" style:family="paragraph" style:parent-style-name="Text_20_body">
      <style:text-properties officeooo:rsid="00182d5b" officeooo:paragraph-rsid="00182d5b"/>
    </style:style>
    <style:style style:name="P3" style:family="paragraph" style:parent-style-name="Text_20_body">
      <style:text-properties fo:font-weight="normal" officeooo:rsid="0019c32c" officeooo:paragraph-rsid="0019c32c" style:font-weight-asian="normal" style:font-weight-complex="normal"/>
    </style:style>
    <style:style style:name="P4" style:family="paragraph" style:parent-style-name="Heading_20_1">
      <style:paragraph-properties fo:break-before="page"/>
    </style:style>
    <style:style style:name="P5" style:family="paragraph" style:parent-style-name="Text_20_body" style:list-style-name="L1">
      <style:text-properties officeooo:rsid="00106f7c" officeooo:paragraph-rsid="00106f7c"/>
    </style:style>
    <style:style style:name="P6" style:family="paragraph" style:parent-style-name="Text_20_body" style:list-style-name="L1">
      <style:text-properties officeooo:rsid="0011cad2" officeooo:paragraph-rsid="0011cad2"/>
    </style:style>
    <style:style style:name="P7" style:family="paragraph" style:parent-style-name="Text_20_body" style:list-style-name="L1">
      <style:text-properties officeooo:rsid="0011cad2" officeooo:paragraph-rsid="00123637"/>
    </style:style>
    <style:style style:name="P8" style:family="paragraph" style:parent-style-name="Text_20_body" style:list-style-name="L1">
      <style:text-properties officeooo:rsid="00123637" officeooo:paragraph-rsid="00123637"/>
    </style:style>
    <style:style style:name="P9" style:family="paragraph" style:parent-style-name="Text_20_body" style:list-style-name="L1">
      <style:text-properties fo:font-weight="normal" officeooo:rsid="00123637" officeooo:paragraph-rsid="00123637" style:font-weight-asian="normal" style:font-weight-complex="normal"/>
    </style:style>
    <style:style style:name="P10" style:family="paragraph" style:parent-style-name="Text_20_body" style:list-style-name="L1">
      <style:text-properties fo:font-weight="normal" officeooo:rsid="0013dd08" officeooo:paragraph-rsid="0013dd08" style:font-weight-asian="normal" style:font-weight-complex="normal"/>
    </style:style>
    <style:style style:name="P11" style:family="paragraph" style:parent-style-name="Text_20_body" style:list-style-name="L1">
      <style:text-properties fo:font-weight="normal" officeooo:rsid="00154251" officeooo:paragraph-rsid="00154251" style:font-weight-asian="normal" style:font-weight-complex="normal"/>
    </style:style>
    <style:style style:name="P12" style:family="paragraph" style:parent-style-name="Text_20_body" style:list-style-name="L1">
      <style:text-properties fo:font-weight="normal" officeooo:rsid="00171cbb" officeooo:paragraph-rsid="00171cbb" style:font-weight-asian="normal" style:font-weight-complex="normal"/>
    </style:style>
    <style:style style:name="P13" style:family="paragraph" style:parent-style-name="Text_20_body" style:list-style-name="L1">
      <style:text-properties fo:font-weight="normal" officeooo:rsid="00182d5b" officeooo:paragraph-rsid="00182d5b" style:font-weight-asian="normal" style:font-weight-complex="normal"/>
    </style:style>
    <style:style style:name="P14" style:family="paragraph" style:parent-style-name="Text_20_body" style:list-style-name="L1">
      <style:text-properties fo:font-weight="normal" officeooo:rsid="0019c32c" officeooo:paragraph-rsid="0019c32c" style:font-weight-asian="normal" style:font-weight-complex="normal"/>
    </style:style>
    <style:style style:name="P15" style:family="paragraph" style:parent-style-name="Text_20_body" style:list-style-name="L1">
      <style:text-properties fo:font-weight="normal" officeooo:rsid="001a98d7" officeooo:paragraph-rsid="001a98d7" style:font-weight-asian="normal" style:font-weight-complex="normal"/>
    </style:style>
    <style:style style:name="P16" style:family="paragraph" style:parent-style-name="Text_20_body" style:list-style-name="L1">
      <style:text-properties officeooo:rsid="0013dd08" officeooo:paragraph-rsid="0013dd08"/>
    </style:style>
    <style:style style:name="P17" style:family="paragraph" style:parent-style-name="Text_20_body" style:list-style-name="L1">
      <style:text-properties officeooo:rsid="00154251" officeooo:paragraph-rsid="00154251"/>
    </style:style>
    <style:style style:name="P18" style:family="paragraph" style:parent-style-name="Text_20_body" style:list-style-name="L1">
      <style:text-properties officeooo:rsid="00171cbb" officeooo:paragraph-rsid="00171cbb"/>
    </style:style>
    <style:style style:name="P19" style:family="paragraph" style:parent-style-name="Text_20_body" style:list-style-name="L1">
      <style:text-properties officeooo:rsid="00182d5b" officeooo:paragraph-rsid="00182d5b"/>
    </style:style>
    <style:style style:name="P20" style:family="paragraph" style:parent-style-name="Text_20_body" style:list-style-name="L1">
      <style:text-properties fo:font-weight="bold" officeooo:rsid="00182d5b" officeooo:paragraph-rsid="00182d5b" style:font-weight-asian="bold" style:font-weight-complex="bold"/>
    </style:style>
    <style:style style:name="P21" style:family="paragraph" style:parent-style-name="Text_20_body" style:list-style-name="L1">
      <style:text-properties fo:font-weight="bold" officeooo:rsid="0019c32c" officeooo:paragraph-rsid="0019c32c" style:font-weight-asian="bold" style:font-weight-complex="bold"/>
    </style:style>
    <style:style style:name="P22" style:family="paragraph" style:parent-style-name="Text_20_body" style:list-style-name="L2">
      <style:text-properties officeooo:rsid="001debcd" officeooo:paragraph-rsid="001debcd"/>
    </style:style>
    <style:style style:name="P23" style:family="paragraph" style:parent-style-name="Text_20_body" style:list-style-name="L2">
      <style:text-properties officeooo:rsid="001fb448" officeooo:paragraph-rsid="001fb448"/>
    </style:style>
    <style:style style:name="P24" style:family="paragraph" style:parent-style-name="Text_20_body" style:list-style-name="L2">
      <style:text-properties officeooo:rsid="002122a9" officeooo:paragraph-rsid="002122a9"/>
    </style:style>
    <style:style style:name="P25" style:family="paragraph" style:parent-style-name="Text_20_body" style:list-style-name="L2">
      <style:text-properties officeooo:rsid="0021a4d7" officeooo:paragraph-rsid="0021a4d7"/>
    </style:style>
    <style:style style:name="P26" style:family="paragraph" style:parent-style-name="Text_20_body" style:list-style-name="L2">
      <style:text-properties officeooo:rsid="0022ab9b" officeooo:paragraph-rsid="0022ab9b"/>
    </style:style>
    <style:style style:name="P27" style:family="paragraph" style:parent-style-name="Text_20_body" style:list-style-name="L3">
      <style:text-properties officeooo:rsid="00254a9d" officeooo:paragraph-rsid="00254a9d"/>
    </style:style>
    <style:style style:name="P28" style:family="paragraph" style:parent-style-name="Text_20_body" style:list-style-name="L3">
      <style:text-properties officeooo:rsid="00264e5b" officeooo:paragraph-rsid="00264e5b"/>
    </style:style>
    <style:style style:name="P29" style:family="paragraph" style:parent-style-name="Text_20_body" style:list-style-name="L3">
      <style:text-properties officeooo:rsid="0028313d" officeooo:paragraph-rsid="0028313d"/>
    </style:style>
    <style:style style:name="P30" style:family="paragraph" style:parent-style-name="Text_20_body" style:list-style-name="L3">
      <style:text-properties officeooo:rsid="002956be" officeooo:paragraph-rsid="002956be"/>
    </style:style>
    <style:style style:name="P31" style:family="paragraph" style:parent-style-name="Text_20_body" style:list-style-name="L3">
      <style:text-properties officeooo:rsid="002b9639" officeooo:paragraph-rsid="002b9639"/>
    </style:style>
    <style:style style:name="P32" style:family="paragraph" style:parent-style-name="Text_20_body" style:list-style-name="L4">
      <style:text-properties officeooo:rsid="002cc0bc" officeooo:paragraph-rsid="002cc0bc"/>
    </style:style>
    <style:style style:name="P33" style:family="paragraph" style:parent-style-name="Text_20_body" style:list-style-name="L4">
      <style:text-properties officeooo:rsid="002e4098" officeooo:paragraph-rsid="002e4098"/>
    </style:style>
    <style:style style:name="P34" style:family="paragraph" style:parent-style-name="Text_20_body" style:list-style-name="L4">
      <style:text-properties officeooo:rsid="002ee3ab" officeooo:paragraph-rsid="002ee3ab"/>
    </style:style>
    <style:style style:name="P35" style:family="paragraph" style:parent-style-name="Text_20_body" style:list-style-name="L4">
      <style:text-properties officeooo:rsid="002fe6ac" officeooo:paragraph-rsid="002fe6ac"/>
    </style:style>
    <style:style style:name="P36" style:family="paragraph" style:parent-style-name="Text_20_body" style:list-style-name="L4">
      <style:text-properties officeooo:rsid="0030359f" officeooo:paragraph-rsid="0030359f"/>
    </style:style>
    <style:style style:name="P37" style:family="paragraph" style:parent-style-name="Text_20_body" style:list-style-name="L4">
      <style:text-properties officeooo:rsid="0030cfab" officeooo:paragraph-rsid="0030cfab"/>
    </style:style>
    <style:style style:name="P38" style:family="paragraph" style:parent-style-name="Text_20_body" style:list-style-name="L4">
      <style:text-properties officeooo:rsid="00327e7e" officeooo:paragraph-rsid="00327e7e"/>
    </style:style>
    <style:style style:name="P39" style:family="paragraph" style:parent-style-name="Text_20_body" style:list-style-name="L4">
      <style:text-properties officeooo:rsid="0033adc1" officeooo:paragraph-rsid="0033adc1"/>
    </style:style>
    <style:style style:name="P40" style:family="paragraph" style:parent-style-name="Text_20_body" style:list-style-name="L4">
      <style:text-properties officeooo:rsid="00345d99" officeooo:paragraph-rsid="00345d99"/>
    </style:style>
    <style:style style:name="P41" style:family="paragraph" style:parent-style-name="Text_20_body" style:list-style-name="L4">
      <style:text-properties officeooo:rsid="0034b7fd" officeooo:paragraph-rsid="0034b7fd"/>
    </style:style>
    <style:style style:name="P42" style:family="paragraph" style:parent-style-name="Text_20_body">
      <style:text-properties officeooo:rsid="0034b7fd" officeooo:paragraph-rsid="0034b7fd"/>
    </style:style>
    <style:style style:name="P43" style:family="paragraph" style:parent-style-name="Text_20_body" style:list-style-name="L5">
      <style:text-properties officeooo:rsid="0036413d" officeooo:paragraph-rsid="0036413d"/>
    </style:style>
    <style:style style:name="P44" style:family="paragraph" style:parent-style-name="Text_20_body" style:list-style-name="L5">
      <style:text-properties officeooo:rsid="00380775" officeooo:paragraph-rsid="00380775"/>
    </style:style>
    <style:style style:name="P45" style:family="paragraph" style:parent-style-name="Text_20_body" style:list-style-name="L5">
      <style:text-properties officeooo:rsid="0039042c" officeooo:paragraph-rsid="0039042c"/>
    </style:style>
    <style:style style:name="P46" style:family="paragraph" style:parent-style-name="Text_20_body" style:list-style-name="L5">
      <style:text-properties officeooo:rsid="00396315" officeooo:paragraph-rsid="00396315"/>
    </style:style>
    <style:style style:name="P47" style:family="paragraph" style:parent-style-name="Text_20_body" style:list-style-name="L5">
      <style:text-properties officeooo:rsid="003b228e" officeooo:paragraph-rsid="003b228e"/>
    </style:style>
    <style:style style:name="P48" style:family="paragraph" style:parent-style-name="Text_20_body" style:list-style-name="L5">
      <style:text-properties officeooo:rsid="003b848e" officeooo:paragraph-rsid="003b848e"/>
    </style:style>
    <style:style style:name="P49" style:family="paragraph" style:parent-style-name="Text_20_body" style:list-style-name="L5">
      <style:text-properties officeooo:rsid="003d4da0" officeooo:paragraph-rsid="003d4da0"/>
    </style:style>
    <style:style style:name="T1" style:family="text">
      <style:text-properties officeooo:rsid="0012363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122a9"/>
    </style:style>
    <style:style style:name="T5" style:family="text">
      <style:text-properties officeooo:rsid="003b228e"/>
    </style:style>
    <style:style style:name="T6" style:family="text">
      <style:text-properties style:text-underline-style="solid" style:text-underline-type="double"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 1</text:h>
      <text:list text:style-name="L1">
        <text:list-item>
          <text:p text:style-name="P5">Er moet een beeld op scherm gezet worden.</text:p>
        </text:list-item>
        <text:list-item>
          <text:p text:style-name="P5">Start bij wireframe visualisaties vroger, lijntjes die aan elkaar hangen </text:p>
        </text:list-item>
        <text:list-item>
          <text:p text:style-name="P5">gebruikt in architectuur, virtual prototyping: autos , ..</text:p>
        </text:list-item>
        <text:list-item>
          <text:p text:style-name="P5">algemene visualisaties zoals simulators om particles te simuleren, …</text:p>
        </text:list-item>
        <text:list-item>
          <text:p text:style-name="P5">paint brush, interfaces, …</text:p>
        </text:list-item>
        <text:list-item>
          <text:p text:style-name="P5">AR, VR</text:p>
        </text:list-item>
        <text:list-item>
          <text:p text:style-name="P6">correctie van camerabeelden om spatial capturing te doen</text:p>
        </text:list-item>
        <text:list-item>
          <text:p text:style-name="P6">conecptueel frame</text:p>
        </text:list-item>
        <text:list-item>
          <text:p text:style-name="P6">ppt2</text:p>
        </text:list-item>
        <text:list-item>
          <text:p text:style-name="P6">een grafisch systeem</text:p>
          <text:list>
            <text:list-item>
              <text:p text:style-name="P6">heeft een applicatie model, dit represetneerd de data en objecten die moeten getekent worden.</text:p>
            </text:list-item>
            <text:list-item>
              <text:p text:style-name="P6">Het applicatie programma: de User interaction met de applicatie model om dit aan te passen, het verstuurd ook output commandos</text:p>
            </text:list-item>
            <text:list-item>
              <text:p text:style-name="P6">tenslotten het grafische systeem, om de eigenlijke afbeeldingen te genereren.</text:p>
            </text:list-item>
            <text:list-item>
              <text:p text:style-name="P6">Slide1<text:tab/></text:p>
            </text:list-item>
            <text:list-item>
              <text:p text:style-name="P6">we houden vooral bezig met graphics system, een klein beetj enaar de application model.</text:p>
            </text:list-item>
            <text:list-item>
              <text:p text:style-name="P6">Een voorbeeld is dus raster displays:</text:p>
              <text:list>
                <text:list-item>
                  <text:p text:style-name="P6">schermen opgebouwt uit pixels, deelpunten</text:p>
                </text:list-item>
                <text:list-item>
                  <text:p text:style-name="P6">historisch andere</text:p>
                </text:list-item>
                <text:list-item>
                  <text:p text:style-name="P6">je moet al die pu nten op de juiste kleur zetten om hier dus een tekening op te maken.</text:p>
                  <text:list>
                    <text:list-item>
                      <text:p text:style-name="P6">RGB pixels.</text:p>
                    </text:list-item>
                  </text:list>
                </text:list-item>
                <text:list-item>
                  <text:p text:style-name="P6">Aan de zijkant op slide 3 zie je dan eigenlijk wat de fysieke output is, binnen de pixel worden de RGB componenten opgelicht.</text:p>
                </text:list-item>
                <text:list-item>
                  <text:p text:style-name="P6">Er zijn verschillende soorten technieken</text:p>
                  <text:list>
                    <text:list-item>
                      <text:p text:style-name="P6">tv crt</text:p>
                    </text:list-item>
                    <text:list-item>
                      <text:p text:style-name="P6">pc crt</text:p>
                    </text:list-item>
                    <text:list-item>
                      <text:p text:style-name="P6">oled</text:p>
                    </text:list-item>
                    <text:list-item>
                      <text:p text:style-name="P6">xo1 lcd</text:p>
                    </text:list-item>
                    <text:list-item>
                      <text:p text:style-name="P6">lcd</text:p>
                    </text:list-item>
                    <text:list-item>
                      <text:p text:style-name="P6"><text:soft-page-break/>allemaal technieken van hoe die rgb <text:s/>componenten worden ge implementeerd → buiten de scope van deze les.</text:p>
                    </text:list-item>
                    <text:list-item>
                      <text:p text:style-name="P6">We gaan vooral focussen op pixels zelf, soms sub pixels </text:p>
                    </text:list-item>
                  </text:list>
                </text:list-item>
                <text:list-item>
                  <text:p text:style-name="P6">bij raster displays hoort een model</text:p>
                </text:list-item>
                <text:list-item>
                  <text:p text:style-name="P6">een carthesisch cordinaat systeem met punten en vierkanten, je hebt uw horizonatle en je verticale resolutie, x en y.</text:p>
                </text:list-item>
                <text:list-item>
                  <text:p text:style-name="P6">pixels liggen op de kreusing van die coordinaten, dus niet op de vakjes zelf. Op waar de twee lijnen KRUISEN.</text:p>
                </text:list-item>
                <text:list-item>
                  <text:p text:style-name="P6">Vooral van hoe kunnen we lijnen, polygonen circels, .. op het scherm ztten</text:p>
                </text:list-item>
              </text:list>
            </text:list-item>
            <text:list-item>
              <text:p text:style-name="P6">2d primitiven tekenen</text:p>
              <text:list>
                <text:list-item>
                  <text:p text:style-name="P6">men noemt dit sdcan conversion<text:tab/></text:p>
                  <text:list>
                    <text:list-item>
                      <text:p text:style-name="P6">mathetmatische primitive naar pixel coordinaten vertalen.</text:p>
                    </text:list-item>
                  </text:list>
                </text:list-item>
                <text:list-item>
                  <text:p text:style-name="P6">Clipping</text:p>
                  <text:list>
                    <text:list-item>
                      <text:p text:style-name="P6">cut off screen primitives, je hebt 2 basisstappen</text:p>
                      <text:list>
                        <text:list-item>
                          <text:p text:style-name="P6">dus eerst de clipping stap, je bepaald het stuk</text:p>
                        </text:list-item>
                        <text:list-item>
                          <text:p text:style-name="P6">de primitieven wordt afgeknipt aan de rand, die worden een beetje afgeCLIPT.</text:p>
                        </text:list-item>
                        <text:list-item>
                          <text:p text:style-name="P6">Hoe doenw e dat voor lijne, circels en opvulling?</text:p>
                        </text:list-item>
                      </text:list>
                    </text:list-item>
                  </text:list>
                </text:list-item>
              </text:list>
            </text:list-item>
            <text:list-item>
              <text:p text:style-name="P6">Scan converting lines</text:p>
              <text:list>
                <text:list-item>
                  <text:p text:style-name="P6">een paar assumpties zie slide 7 </text:p>
                </text:list-item>
                <text:list-item>
                  <text:p text:style-name="P8">het feit dat starrtpunt hier links en eindpunt rechts, wilt zeggen dat we naar rechts gaan.</text:p>
                </text:list-item>
                <text:list-item>
                  <text:p text:style-name="P8">Hier kan je ook niet 2 pixels omhoog gaan in 1 keer want hie zeggen we dat de slope groter of gelijk van nul is en kleiner of gelijk aan 1 zijn. </text:p>
                </text:list-item>
                <text:list-item>
                  <text:p text:style-name="P8">Dit is een algemeen geval.</text:p>
                </text:list-item>
                <text:list-item>
                  <text:p text:style-name="P8">Hier moeten we gewoon de pixel in zwart zetten, en de lijn heeft een dikte van 1 pixel → simpel</text:p>
                </text:list-item>
                <text:list-item>
                  <text:p text:style-name="P8">dus hoe doe je dit? Intuitief, we neemen het eindpunt, hoe ga je dit doen? Algoritmes?</text:p>
                  <text:list>
                    <text:list-item>
                      <text:p text:style-name="P8">Lijnvergelijking doen we eerst → line equation</text:p>
                    </text:list-item>
                    <text:list-item>
                      <text:p text:style-name="P8">dan doen we een Digital Differential Analyzer (DDA)</text:p>
                    </text:list-item>
                    <text:list-item>
                      <text:p text:style-name="P8">een midpoint Line, (bresenham)</text:p>
                    </text:list-item>
                  </text:list>
                </text:list-item>
                <text:list-item>
                  <text:p text:style-name="P8">implementatie lijn equation, check slide 10</text:p>
                </text:list-item>
                <text:list-item>
                  <text:p text:style-name="P8">we zoeken dus de lijn.</text:p>
                  <text:list>
                    <text:list-item>
                      <text:p text:style-name="P7"><text:soft-page-break/><text:span text:style-name="T1">Bij m: Dit hangt ook af van de veronderstellingen: algemene tip, als ge een berekening hebt en je kan ergens een 0 hebt dan ben moet je daar rekening mee houden iets delta x? Check? Altijd if test.</text:span></text:p>
                    </text:list-item>
                    <text:list-item>
                      <text:p text:style-name="P7"><text:s/><text:span text:style-name="T1">Bij q: das uw initialisatie van de q.</text:span></text:p>
                    </text:list-item>
                    <text:list-item>
                      <text:p text:style-name="P8">dan een forloop.</text:p>
                      <text:list>
                        <text:list-item>
                          <text:p text:style-name="P8">Onze y is gene integer dus we moeten hier dus ook een afronding maken.</text:p>
                        </text:list-item>
                      </text:list>
                    </text:list-item>
                    <text:list-item>
                      <text:p text:style-name="P8">Nadelen:</text:p>
                      <text:list>
                        <text:list-item>
                          <text:p text:style-name="P8">we gebruiken floating point berekening → rounding errors, ook veel extra hardware memormy enz tegenover het met een integer te doen.</text:p>
                        </text:list-item>
                        <text:list-item>
                          <text:p text:style-name="P8">We willen van floating point en vermenigvuldiging en afronding vanaf.</text:p>
                        </text:list-item>
                      </text:list>
                    </text:list-item>
                    <text:list-item>
                      <text:p text:style-name="P8">Eerste stap waar we vanafgraken is vermenigvuldiging <text:span text:style-name="T2">DDA</text:span>:</text:p>
                      <text:list>
                        <text:list-item>
                          <text:p text:style-name="P8">slide 12</text:p>
                        </text:list-item>
                        <text:list-item>
                          <text:p text:style-name="P8">die lijn vergelijking is goed bekijken hier, waar geld dit voor? Hoe zijn we die multiplicatie aan het elimileren?</text:p>
                        </text:list-item>
                        <text:list-item>
                          <text:p text:style-name="P8">We maken dus eigenlijk incrementele berekeningen zonder vermenigvuldigingen.</text:p>
                        </text:list-item>
                        <text:list-item>
                          <text:p text:style-name="P8">Dat is dus DDA, hiermee gaan we van de vermenigvuldiging van af</text:p>
                        </text:list-item>
                      </text:list>
                    </text:list-item>
                    <text:list-item>
                      <text:p text:style-name="P8">we kunnen floating point operations wegdoen door <text:span text:style-name="T2">bresenham </text:span><text:span text:style-name="T3"><text:s/>tegebruiken:</text:span></text:p>
                      <text:list>
                        <text:list-item>
                          <text:p text:style-name="P9">dit is ook een incrementeel algoritme.</text:p>
                        </text:list-item>
                        <text:list-item>
                          <text:p text:style-name="P9">Hier is nog iets dat niet verder gaat voor sommige iets derdegraads?</text:p>
                        </text:list-item>
                        <text:list-item>
                          <text:p text:style-name="P10">Je kijkt altijd naar de vorige, voor degene waar je nu zit en de volgende pixel zijn keuzes.</text:p>
                        </text:list-item>
                        <text:list-item>
                          <text:p text:style-name="P10">We hebben een MIDPOINT tussen onze opties.</text:p>
                        </text:list-item>
                        <text:list-item>
                          <text:p text:style-name="P10">Je begint van een implicite lijnvergelijking slide 20 eerste puntje</text:p>
                        </text:list-item>
                        <text:list-item>
                          <text:p text:style-name="P10">dan heb je uw tweede puuntje, da doet iets anders, geen idee </text:p>
                        </text:list-item>
                        <text:list-item>
                          <text:p text:style-name="P10">dan gaan we substitutie doen, </text:p>
                        </text:list-item>
                        <text:list-item>
                          <text:p text:style-name="P10">dan heb je dus uw F(x,y) die geeft een 0 dan ligt die op de lijn, kleiner is boven de lijn en groter dan nul is onder de lijn</text:p>
                        </text:list-item>
                        <text:list-item>
                          <text:p text:style-name="P10">functie van r kawadraat naar r, je krijgt een vlak? Iets uit wiskunde 1.</text:p>
                        </text:list-item>
                        <text:list-item>
                          <text:p text:style-name="P10">hoe kan je dit weten zonder vanbuite te leren:?</text:p>
                          <text:list>
                            <text:list-item>
                              <text:p text:style-name="P10">Dus je ziet da punt ligt op het lijnstuk, als uw y groter wordt, dan wordt da negatief enz omgekeerd, leg dit is een beetje beter intuitief uit.</text:p>
                            </text:list-item>
                          </text:list>
                        </text:list-item>
                        <text:list-item>
                          <text:p text:style-name="P10">Dit is korotm de eigenschap die we gebruiken waar we da midpoint kunnen vinden, als dit midpoint onder die M ligt dan nemen E of NE, <text:s/>als het punt dichter bij NE ligt hebben we dat, anders E?</text:p>
                        </text:list-item>
                        <text:list-item>
                          <text:p text:style-name="P16"><text:soft-page-break/><text:span text:style-name="T3">Gebruik midpoint line algoritm op slide 21</text:span></text:p>
                        </text:list-item>
                        <text:list-item>
                          <text:p text:style-name="P10">we willen dus gewoon die d berekenen zonder floating point nummers.</text:p>
                        </text:list-item>
                      </text:list>
                    </text:list-item>
                    <text:list-item>
                      <text:p text:style-name="P10">Volgende stap?</text:p>
                      <text:list>
                        <text:list-item>
                          <text:p text:style-name="P10">Dit hangt dus af wat er gebeurde bij deze iteratie.</text:p>
                        </text:list-item>
                        <text:list-item>
                          <text:p text:style-name="P10">Want we moeten ons nieuw middelpunt baseren op wat het vorige was.</text:p>
                        </text:list-item>
                        <text:list-item>
                          <text:p text:style-name="P10">Stel even het voorbeeld op slide 24</text:p>
                        </text:list-item>
                        <text:list-item>
                          <text:p text:style-name="P10">dus die rode lijn, je kjikt uw new middel punt, je gaat hier dan bij jouw volgende iteratie NE moeten kiezen en die huidige E, tegenover de zwarte lijn kies je huidig NE en vervolgens ook NE, kijk naar die lijn!!</text:p>
                        </text:list-item>
                        <text:list-item>
                          <text:p text:style-name="P10">maar dit is niet alles, dan gaat da middelpunt ook naar boven slide 25</text:p>
                        </text:list-item>
                        <text:list-item>
                          <text:p text:style-name="P11">maar tis gwn een techniek om iteratief onze d te berekenen.</text:p>
                        </text:list-item>
                      </text:list>
                    </text:list-item>
                    <text:list-item>
                      <text:p text:style-name="P11">Maar hoe start je met d? Wat is de initiele d? Slide 26</text:p>
                      <text:list>
                        <text:list-item>
                          <text:p text:style-name="P11">begrijp die formule eens tegoei.</text:p>
                        </text:list-item>
                        <text:list-item>
                          <text:p text:style-name="P11">Dan gaan we gewoon vermenigvuldigen met 2 bv om onze beslissingsvariabele duidelijk te maken.</text:p>
                        </text:list-item>
                        <text:list-item>
                          <text:p text:style-name="P17"><text:span text:style-name="T3">Volledig </text:span><text:span text:style-name="T2">midpoint line algorithm (bresenham) slide 27.</text:span></text:p>
                        </text:list-item>
                      </text:list>
                    </text:list-item>
                  </text:list>
                </text:list-item>
              </text:list>
            </text:list-item>
            <text:list-item>
              <text:p text:style-name="P11">scan converting circles</text:p>
              <text:list>
                <text:list-item>
                  <text:p text:style-name="P11">cirkels is hetzelfde principe maar je start van de cirkel vergelijking.</text:p>
                </text:list-item>
                <text:list-item>
                  <text:p text:style-name="P11">8 weg symmetry, </text:p>
                </text:list-item>
                <text:list-item>
                  <text:p text:style-name="P11">via de midpoint circle (brenseham).</text:p>
                </text:list-item>
                <text:list-item>
                  <text:p text:style-name="P11">Als we een x y hebben op de cirkel, dan kunnen we ineens 8 punten vinden op de cirkel door symmetrie, logisch.</text:p>
                </text:list-item>
                <text:list-item>
                  <text:p text:style-name="P11">Als je dan de punten berekent tussen 2 van die dan heb je eigenlijk uw hele cirkel.</text:p>
                </text:list-item>
                <text:list-item>
                  <text:p text:style-name="P11">Hier heb je dan de keuze tussen E en SE, want je gaat rechts naar beneeden in de pixel grid.</text:p>
                </text:list-item>
                <text:list-item>
                  <text:p text:style-name="P11">Hier functie r kwadraat naar r? Weer dit.</text:p>
                </text:list-item>
                <text:list-item>
                  <text:p text:style-name="P11">Weer met die m binne of buiten, dan pakt E of SE.</text:p>
                </text:list-item>
                <text:list-item>
                  <text:p text:style-name="P12">maal twee, niet erg op niveau van bit is shift naar links slide 34 laatste puntje.</text:p>
                </text:list-item>
              </text:list>
            </text:list-item>
          </text:list>
          <text:p text:style-name="P18">Examen gaat vooral theoretisch, geef een bespreking van een algoritme, ….</text:p>
        </text:list-item>
      </text:list>
      <text:p text:style-name="P1"><text:tab/>algoritme kunnen geven en ook die afleiding wiskunde ook kunnen geven, de onderliggende details van die algoritmes dus ook.</text:p>
      <text:p text:style-name="P2">Cursustekst is extra, slides heeft basically alles ook</text:p>
      <text:list text:continue-numbering="true" text:style-name="L1">
        <text:list-item>
          <text:list>
            <text:list-item>
              <text:p text:style-name="P12">Scanning van driehoeken</text:p>
              <text:list>
                <text:list-item>
                  <text:p text:style-name="P13">we focussen op driehoeken omdat dit de meest basisch polygon is.</text:p>
                  <text:list>
                    <text:list-item>
                      <text:p text:style-name="P19"><text:soft-page-break/><text:span text:style-name="T3">Basis primitive voor het creeren van mere complexe objecten.</text:span></text:p>
                    </text:list-item>
                    <text:list-item>
                      <text:p text:style-name="P13">Complexe polygonen kunen getrianguleerd worden. De implementatie hiervan kan geoptimaliseerd worden.</text:p>
                    </text:list-item>
                    <text:list-item>
                      <text:p text:style-name="P13">Ze hebben unieke properties</text:p>
                      <text:list>
                        <text:list-item>
                          <text:p text:style-name="P13">gegarandeerd planar? Wat is dit.</text:p>
                        </text:list-item>
                        <text:list-item>
                          <text:p text:style-name="P13">Altijd convex</text:p>
                        </text:list-item>
                        <text:list-item>
                          <text:p text:style-name="P13">goed gedefinieerd interieur, we hebben geen gaten.</text:p>
                        </text:list-item>
                        <text:list-item>
                          <text:p text:style-name="P13">Geen self intersecting edges</text:p>
                        </text:list-item>
                        <text:list-item>
                          <text:p text:style-name="P13">goed gedefineierde methode voor het interpoleren van waarden aan de vertices over die triangel.</text:p>
                          <text:list>
                            <text:list-item>
                              <text:p text:style-name="P13">Dmv barycentric oordinaten.</text:p>
                            </text:list-item>
                          </text:list>
                        </text:list-item>
                      </text:list>
                    </text:list-item>
                    <text:list-item>
                      <text:p text:style-name="P13">Vectoren, normaliseren, berekenen pythagoras </text:p>
                      <text:list>
                        <text:list-item>
                          <text:p text:style-name="P13">dot product.</text:p>
                        </text:list-item>
                        <text:list-item>
                          <text:p text:style-name="P13">Wij gebruiken dat als die vectoren loodrecht op elkaar staat is dat dotproduct 0, postiief als scherp, stomp als groter dan 90 dus stomp.</text:p>
                        </text:list-item>
                        <text:list-item>
                          <text:p text:style-name="P20">Conventie die we gebruiken is tegenwijzerin.</text:p>
                        </text:list-item>
                        <text:list-item>
                          <text:p text:style-name="P20"/>
                        </text:list-item>
                        <text:list-item>
                          <text:p text:style-name="P21">Slide 61 is de lijn vergelijking die je moet kennen </text:p>
                          <text:list>
                            <text:list-item>
                              <text:p text:style-name="P21">waarom? Zie slide</text:p>
                            </text:list-item>
                            <text:list-item>
                              <text:p text:style-name="P21">dezlfde vergelijking wordt ook in uw gpu cpu gebruikt.</text:p>
                            </text:list-item>
                          </text:list>
                        </text:list-item>
                      </text:list>
                    </text:list-item>
                    <text:list-item>
                      <text:p text:style-name="P14">Driehoek opvullen.</text:p>
                      <text:list>
                        <text:list-item>
                          <text:p text:style-name="P14">Slide 62</text:p>
                        </text:list-item>
                        <text:list-item>
                          <text:p text:style-name="P14">je neemd e minimale y coordinaat en de maximaale y coordinaat, je gaat al die pixels af en je kleurt ze in als ze IN die triangle zit. Onze inside() functie kijkt hier naar.</text:p>
                        </text:list-item>
                        <text:list-item>
                          <text:p text:style-name="P14">Onze <text:span text:style-name="T2">inside</text:span> is heir belangrijk, we hebben hier dezelfde techniek nodig.</text:p>
                        </text:list-item>
                        <text:list-item>
                          <text:p text:style-name="P14">Je hebt dus een binneliggen halfvlak en een buiteliggend halfvlak, voor elke lijn doe je dit, je chekt dan die punten natuurlijk, dus 3 kanten, 3 halfvakken waar je gaat uithalen van de punten die echt in die driehoek liggen, liggen ook in de doorsnede van die 3 halfvlakken, heel eenvoudig.</text:p>
                        </text:list-item>
                        <text:list-item>
                          <text:p text:style-name="P14">Voor de eerste kant:</text:p>
                          <text:list>
                            <text:list-item>
                              <text:p text:style-name="P14">gegeven een punt x y buiten de halfplante die gedefinieerd werd s 69.</text:p>
                            </text:list-item>
                            <text:list-item>
                              <text:p text:style-name="P14">je neemt weer die normale, je tekent de vector naar dat punt, je berekent het dot product tussen die normale en die vector</text:p>
                            </text:list-item>
                            <text:list-item>
                              <text:p text:style-name="P14"><text:soft-page-break/>dus dot product hier positief, is er buiten, 0 is op de rechte zelf, negatief dus als<text:span text:style-name="T2"> het een stompe hoek is dan ligt hij BINNEN</text:span></text:p>
                            </text:list-item>
                            <text:list-item>
                              <text:p text:style-name="P21">BINNEN dat deelvlak, je doet nu hetzelfde voor de andere halfvlakken 3 keer inside betekent dat het binnen de driehoek ligt.</text:p>
                            </text:list-item>
                          </text:list>
                        </text:list-item>
                        <text:list-item>
                          <text:p text:style-name="P14"><text:span text:style-name="T2">PROBLEMATISCH</text:span>: puntnen die juist op de rand liggen, mag je niet <text:s/>2 keer tekenen</text:p>
                          <text:list>
                            <text:list-item>
                              <text:p text:style-name="P14">het probleem is als je gaat inkleuren, gaat die driehoek anders ingekleurd zijn, dit is dus een probleem.</text:p>
                            </text:list-item>
                            <text:list-item>
                              <text:p text:style-name="P14">Pixels die exact op de kant liggen mogen niet dubbel getekent worden.</text:p>
                            </text:list-item>
                            <text:list-item>
                              <text:p text:style-name="P14">Hierbij komt complexiteit.</text:p>
                            </text:list-item>
                            <text:list-item>
                              <text:p text:style-name="P14">De oplossing is wat? De top-left rule.</text:p>
                              <text:list>
                                <text:list-item>
                                  <text:p text:style-name="P14">Dus enkel degene die voldoen aan de top left rule mogen getekent worden als ze erop liggen.</text:p>
                                </text:list-item>
                                <text:list-item>
                                  <text:p text:style-name="P14">Dus we gaan ook de pixel dieje op de left edge ligt ook tekenen.</text:p>
                                </text:list-item>
                                <text:list-item>
                                  <text:p text:style-name="P14">Slide 85.</text:p>
                                </text:list-item>
                                <text:list-item>
                                  <text:p text:style-name="P15">hoe gaje dit efficient implementeren in een algoritme?</text:p>
                                </text:list-item>
                                <text:list-item>
                                  <text:p text:style-name="P15"/>
                                </text:list-item>
                                <text:list-item>
                                  <text:p text:style-name="P14"/>
                                </text:list-item>
                              </text:list>
                            </text:list-item>
                          </text:list>
                        </text:list-item>
                      </text:list>
                    </text:list-item>
                  </text:list>
                </text:list-item>
              </text:list>
            </text:list-item>
          </text:list>
        </text:list-item>
      </text:list>
      <text:p text:style-name="P3"/>
      <text:h text:style-name="P4" text:outline-level="1">Les 2</text:h>
      <text:list text:style-name="L2">
        <text:list-item>
          <text:p text:style-name="P22">Normale tussen twee punten loodrecht: (omhoog staat), dmv een assenstelsel</text:p>
        </text:list-item>
        <text:list-item>
          <text:p text:style-name="P22">probeer die redenering opnieuw sl 10-20</text:p>
          <text:list>
            <text:list-item>
              <text:p text:style-name="P22">dus al die edge vectoren</text:p>
            </text:list-item>
          </text:list>
        </text:list-item>
        <text:list-item>
          <text:p text:style-name="P23">antialiasing</text:p>
          <text:list>
            <text:list-item>
              <text:p text:style-name="P23">derihoek op pixels, voldoet aan de inside test.</text:p>
            </text:list-item>
            <text:list-item>
              <text:p text:style-name="P23">Op vierkanten, heet dit jaggies, dit is aliasing</text:p>
            </text:list-item>
            <text:list-item>
              <text:p text:style-name="P23">2 signalen die voldoen aan dezelfde samples.</text:p>
            </text:list-item>
            <text:list-item>
              <text:p text:style-name="P23">Geen theorie 51-…</text:p>
            </text:list-item>
            <text:list-item>
              <text:p text:style-name="P23">meerdere samples worden bij een genomen en met vervaging ingekleurd.</text:p>
            </text:list-item>
            <text:list-item>
              <text:p text:style-name="P23"/>
            </text:list-item>
          </text:list>
        </text:list-item>
        <text:list-item>
          <text:p text:style-name="P23">Clipping: <text:span text:style-name="T4">cohen qsutherland</text:span></text:p>
          <text:list>
            <text:list-item>
              <text:p text:style-name="P23">eerst zorgen dat we niet buiten het scherm gaan, we moeten primitieven afknippen.</text:p>
            </text:list-item>
            <text:list-item>
              <text:p text:style-name="P23">Line clipping</text:p>
              <text:list>
                <text:list-item>
                  <text:p text:style-name="P23">je zou lijn tekenen en punt per pu nt checken of ge er binne zit of niet.</text:p>
                </text:list-item>
                <text:list-item>
                  <text:p text:style-name="P23">Slecht</text:p>
                </text:list-item>
                <text:list-item>
                  <text:p text:style-name="P23">beter op een hoger niveau werken.</text:p>
                </text:list-item>
                <text:list-item>
                  <text:p text:style-name="P24">cohen sutherland: berekeningen optimaliseren.</text:p>
                  <text:list>
                    <text:list-item>
                      <text:p text:style-name="P24">Er boven linksen bit aan, onder linkse bit af., we werken met bits enz etten op of af</text:p>
                    </text:list-item>
                    <text:list-item>
                      <text:p text:style-name="P24">check 4 bit bytes OR en slenst.</text:p>
                    </text:list-item>
                    <text:list-item>
                      <text:p text:style-name="P24">Vanboven staat de eerste bit altijd op 1, hoe zien we dit heel snel? </text:p>
                      <text:list>
                        <text:list-item>
                          <text:p text:style-name="P24">Op 0000 hebben we logische operator gebruikt.</text:p>
                        </text:list-item>
                      </text:list>
                    </text:list-item>
                    <text:list-item>
                      <text:p text:style-name="P24">Je gaat dus checken of uw bitwise and niet null is.</text:p>
                      <text:list>
                        <text:list-item>
                          <text:p text:style-name="P24">Ik denk dat het hier dus 3 vs 1 <text:s/>if test gaat.</text:p>
                        </text:list-item>
                      </text:list>
                    </text:list-item>
                    <text:list-item>
                      <text:p text:style-name="P24">Sl 6</text:p>
                    </text:list-item>
                  </text:list>
                </text:list-item>
                <text:list-item>
                  <text:p text:style-name="P24">we gaan iteratief berekenen.</text:p>
                </text:list-item>
              </text:list>
            </text:list-item>
            <text:list-item>
              <text:p text:style-name="P24">Line clipping: cyrus beck</text:p>
              <text:list>
                <text:list-item>
                  <text:p text:style-name="P25">altijd testen op nul, normale niet, maar een lijn wel.</text:p>
                </text:list-item>
                <text:list-item>
                  <text:p text:style-name="P25">Dan doen we niks</text:p>
                </text:list-item>
                <text:list-item>
                  <text:p text:style-name="P25">t is niet het inersectie pult, t moeten we invullen om het intersectie te krijgen.</text:p>
                </text:list-item>
                <text:list-item>
                  <text:p text:style-name="P25"><text:soft-page-break/>Potentially leaving, potentially entering lingo, zie slide 28</text:p>
                </text:list-item>
                <text:list-item>
                  <text:p text:style-name="P25">zo kan het niet in code, beter manier:</text:p>
                  <text:list>
                    <text:list-item>
                      <text:p text:style-name="P25">hoe kan je zien of je entering of leaving zit</text:p>
                    </text:list-item>
                    <text:list-item>
                      <text:p text:style-name="P26">dot product.</text:p>
                    </text:list-item>
                    <text:list-item>
                      <text:p text:style-name="P26">Sl 37, je moet eerst een check doen</text:p>
                    </text:list-item>
                  </text:list>
                </text:list-item>
              </text:list>
            </text:list-item>
          </text:list>
        </text:list-item>
        <text:list-item>
          <text:p text:style-name="P26">polygon clipping</text:p>
          <text:list>
            <text:list-item>
              <text:p text:style-name="P26">cases checken</text:p>
            </text:list-item>
          </text:list>
        </text:list-item>
      </text:list>
      <text:h text:style-name="Heading_20_1" text:outline-level="1">les 3</text:h>
      <text:list text:style-name="L3">
        <text:list-item>
          <text:p text:style-name="P27">geometrische transformaties</text:p>
          <text:list>
            <text:list-item>
              <text:p text:style-name="P27">voor het orienteren van 2d en 3d objecten.</text:p>
            </text:list-item>
            <text:list-item>
              <text:p text:style-name="P27">Translatie: verplaatsing van objecten.</text:p>
              <text:list>
                <text:list-item>
                  <text:p text:style-name="P27">Translatie is geen lineaire transformatie</text:p>
                </text:list-item>
              </text:list>
            </text:list-item>
            <text:list-item>
              <text:p text:style-name="P27">scaling</text:p>
              <text:list>
                <text:list-item>
                  <text:p text:style-name="P27">x en y coordinaten worden geschaleerd met een of andere factor en hier door krijgt je een niewe x en y coordinaat.</text:p>
                </text:list-item>
              </text:list>
            </text:list-item>
            <text:list-item>
              <text:p text:style-name="P27">Rotatie</text:p>
              <text:list>
                <text:list-item>
                  <text:p text:style-name="P27">positiev of ngeatief, tegenurwijzerzin</text:p>
                </text:list-item>
              </text:list>
            </text:list-item>
          </text:list>
        </text:list-item>
        <text:list-item>
          <text:p text:style-name="P28">uniforme manier van werken</text:p>
          <text:list>
            <text:list-item>
              <text:p text:style-name="P28">gebruikmakenv an homogene coordinaten, all transformaties kunnen gedaan worden via matrix vermenigvuldiging.</text:p>
            </text:list-item>
            <text:list-item>
              <text:p text:style-name="P28">Homogene coordinaten</text:p>
              <text:list>
                <text:list-item>
                  <text:p text:style-name="P28">2d</text:p>
                  <text:list>
                    <text:list-item>
                      <text:p text:style-name="P28">er wordt een derde coordinaat bij gedaan</text:p>
                    </text:list-item>
                    <text:list-item>
                      <text:p text:style-name="P28">2 homogene coordinaten stellen hetzelfde punt voor als die veelvouden zijn van elkaar.</text:p>
                    </text:list-item>
                    <text:list-item>
                      <text:p text:style-name="P28">000 niet gedefinieerd → waarom?</text:p>
                    </text:list-item>
                    <text:list-item>
                      <text:p text:style-name="P28">000 → bug in de code</text:p>
                    </text:list-item>
                    <text:list-item>
                      <text:p text:style-name="P28">gewoon gebruiken dit</text:p>
                    </text:list-item>
                  </text:list>
                </text:list-item>
                <text:list-item>
                  <text:p text:style-name="P29">window to viewport</text:p>
                  <text:list>
                    <text:list-item>
                      <text:p text:style-name="P29">wereld coordinaten naar schermcoordinaten.</text:p>
                    </text:list-item>
                  </text:list>
                </text:list-item>
                <text:list-item>
                  <text:p text:style-name="P29">3d</text:p>
                  <text:list>
                    <text:list-item>
                      <text:p text:style-name="P29">4 bij v4 ipv 3 bij 3 in 2d</text:p>
                    </text:list-item>
                    <text:list-item>
                      <text:p text:style-name="P29"><text:soft-page-break/>translaties zijn bijna analoog</text:p>
                    </text:list-item>
                    <text:list-item>
                      <text:p text:style-name="P29">rotatie verandert</text:p>
                      <text:list>
                        <text:list-item>
                          <text:p text:style-name="P29">je roteert rond x, y en z assen.</text:p>
                        </text:list-item>
                      </text:list>
                    </text:list-item>
                  </text:list>
                </text:list-item>
                <text:list-item>
                  <text:p text:style-name="P30">In realiteit ben je met hierarchische matrixtransformaties bezig.</text:p>
                </text:list-item>
              </text:list>
            </text:list-item>
            <text:list-item>
              <text:p text:style-name="P30">Viewing</text:p>
              <text:list>
                <text:list-item>
                  <text:p text:style-name="P30">in <text:s/>3d</text:p>
                  <text:list>
                    <text:list-item>
                      <text:p text:style-name="P30">veel conventies, altijd goed kijken welke gebruikt wordt.</text:p>
                    </text:list-item>
                    <text:list-item>
                      <text:p text:style-name="P31">Alles in de praktijk is geen leerstof</text:p>
                    </text:list-item>
                  </text:list>
                </text:list-item>
              </text:list>
            </text:list-item>
          </text:list>
        </text:list-item>
      </text:list>
      <text:h text:style-name="Heading_20_1" text:outline-level="1">les 4</text:h>
      <text:list text:style-name="L4">
        <text:list-item>
          <text:p text:style-name="P32">Graphics pipeline simplified</text:p>
          <text:list>
            <text:list-item>
              <text:p text:style-name="P32">alle stappen die moeten doorlopen on op de juiste plaats op het scherm de juiste pixel te tonen.</text:p>
            </text:list-item>
            <text:list-item>
              <text:p text:style-name="P32">Van applicatie wordt er verschillende input gegeven aan de pipeline </text:p>
            </text:list-item>
            <text:list-item>
              <text:p text:style-name="P32">start bij vertex operations</text:p>
              <text:list>
                <text:list-item>
                  <text:p text:style-name="P32">substap is de modeling transformatie</text:p>
                  <text:list>
                    <text:list-item>
                      <text:p text:style-name="P32">de hoekpunten van een driehoek vertalen naar wereldcoordinaten</text:p>
                    </text:list-item>
                    <text:list-item>
                      <text:p text:style-name="P32">om transformaties uniform te maken, gaan die xyz naar xyzw representaties gemaakt worden.</text:p>
                    </text:list-item>
                    <text:list-item>
                      <text:p text:style-name="P32">Viewing transform substap, dan verder naar projectie transformatie substap</text:p>
                    </text:list-item>
                  </text:list>
                </text:list-item>
                <text:list-item>
                  <text:p text:style-name="P32">projectie transformatie</text:p>
                  <text:list>
                    <text:list-item>
                      <text:p text:style-name="P32">hier heb je uw projectie of clipping coordinaten</text:p>
                    </text:list-item>
                    <text:list-item>
                      <text:p text:style-name="P32">clipping toegepast hier kom je op perspective devide terrecht</text:p>
                    </text:list-item>
                  </text:list>
                </text:list-item>
                <text:list-item>
                  <text:p text:style-name="P32">perspective divide substab</text:p>
                  <text:list>
                    <text:list-item>
                      <text:p text:style-name="P32">wordt soms apart vernoemd. De deling die hier gedaan wordt, hier zit altijd een z ergens in.</text:p>
                    </text:list-item>
                  </text:list>
                </text:list-item>
                <text:list-item>
                  <text:p text:style-name="P33">dan heb je uw viewport transform naar scherm</text:p>
                </text:list-item>
                <text:list-item>
                  <text:p text:style-name="P33">er zijn nog optionele stappen zoals vertex tesselation, gemoetry shader, 3d clipipng, …</text:p>
                </text:list-item>
                <text:list-item>
                  <text:p text:style-name="P33">bekijk deze eens.</text:p>
                </text:list-item>
              </text:list>
            </text:list-item>
            <text:list-item>
              <text:p text:style-name="P33">Dus dat wordt toegepast voor polygon mesh vertices en voor da te voorstellen heb je uw data viewing.</text:p>
            </text:list-item>
            <text:list-item>
              <text:p text:style-name="P33">Volgende stap primitive operations</text:p>
              <text:list>
                <text:list-item>
                  <text:p text:style-name="P33"><text:soft-page-break/>hier ga je driehoeken van nemen, de driehoekpunten terug samenstellen tot eentdriehoek.</text:p>
                  <text:list>
                    <text:list-item>
                      <text:p text:style-name="P33">Dus informatie die van belang is voor die driehoek wordt hier berekent.</text:p>
                    </text:list-item>
                    <text:list-item>
                      <text:p text:style-name="P33">Zoals de normale , dxen de dyen, …</text:p>
                    </text:list-item>
                    <text:list-item>
                      <text:p text:style-name="P33">edge equations</text:p>
                    </text:list-item>
                  </text:list>
                </text:list-item>
                <text:list-item>
                  <text:p text:style-name="P33">vervolgens rasterization</text:p>
                  <text:list>
                    <text:list-item>
                      <text:p text:style-name="P33">welke pixels worden gecovered door de primitiven, fragment per pixel worden gecovered.</text:p>
                    </text:list-item>
                    <text:list-item>
                      <text:p text:style-name="P33">Voor elke pixel binnen worden er dus fracties gegenrereerd., niet behandelt hier.</text:p>
                    </text:list-item>
                  </text:list>
                </text:list-item>
                <text:list-item>
                  <text:p text:style-name="P33">Vervolgens fragment operations</text:p>
                  <text:list>
                    <text:list-item>
                      <text:p text:style-name="P33">fragmenten worden verwerkt.</text:p>
                      <text:list>
                        <text:list-item>
                          <text:p text:style-name="P33">Berekening van kleuren en texturing.</text:p>
                        </text:list-item>
                        <text:list-item>
                          <text:p text:style-name="P34">User defined clipping</text:p>
                        </text:list-item>
                      </text:list>
                    </text:list-item>
                  </text:list>
                </text:list-item>
                <text:list-item>
                  <text:p text:style-name="P34">tenslotte per pixel operations</text:p>
                  <text:list>
                    <text:list-item>
                      <text:p text:style-name="P34">alle pixels op het scherm worden afgelopen, alle pixels die belangrijkzijn daar wordeni ngekleurd.</text:p>
                    </text:list-item>
                  </text:list>
                </text:list-item>
              </text:list>
            </text:list-item>
            <text:list-item>
              <text:p text:style-name="P34">Object representaties</text:p>
              <text:list>
                <text:list-item>
                  <text:p text:style-name="P34">2 grote classen, surface modeling, of solid modeling</text:p>
                </text:list-item>
                <text:list-item>
                  <text:p text:style-name="P34">de oppervlakten of volumes die worden vorogesteld van een object.</text:p>
                </text:list-item>
                <text:list-item>
                  <text:p text:style-name="P34">Bv fysieke simulaties doe je liefsts op solids bv.</text:p>
                  <text:list>
                    <text:list-item>
                      <text:p text:style-name="P34">Bij colision detection, ipv alle driehoeken in uw wereld checken een paar balken checken op uw object.</text:p>
                    </text:list-item>
                    <text:list-item>
                      <text:p text:style-name="P35">Surface is iets makkelijker om weer te gevcen, solid wat moeilijker.</text:p>
                    </text:list-item>
                  </text:list>
                </text:list-item>
                <text:list-item>
                  <text:p text:style-name="P36">Dolfijn renderen hoe renderen, als normale naar ons wijst, dan tekenen we die driehoek</text:p>
                  <text:list>
                    <text:list-item>
                      <text:p text:style-name="P36">oplossing is: elke edge pakken di eletterlijk op het silouettel igt, de ene kant wijst naar daar de andere andere kant, als je weet dat de ene wijst naar de andere kant die je niet kan zien, en ene wel dan weet je dat dit een edge is van uw shilouette.</text:p>
                    </text:list-item>
                    <text:list-item>
                      <text:p text:style-name="P37">Er zijn verschillende mogelijkheden</text:p>
                      <text:list>
                        <text:list-item>
                          <text:p text:style-name="P37">jexpliciete representasie</text:p>
                          <text:list>
                            <text:list-item>
                              <text:p text:style-name="P37">eenvoudig maar inefficeint. Sl 22</text:p>
                            </text:list-item>
                            <text:list-item>
                              <text:p text:style-name="P37">als ge op een plaats een aanpassing moet maken, moet je die ook direct overal anders gaan aanpassen, om iet ste representeren of manipuleren is niet goed</text:p>
                            </text:list-item>
                          </text:list>
                        </text:list-item>
                        <text:list-item>
                          <text:p text:style-name="P37">pointers naar een vertex lijst,</text:p>
                          <text:list>
                            <text:list-item>
                              <text:p text:style-name="P37"><text:soft-page-break/>alle punten van ons object zitten in die lijst, en we houden pointers bij, als die driehoek is zijn het die drie punten moeten aangepast worden, ….</text:p>
                            </text:list-item>
                            <text:list-item>
                              <text:p text:style-name="P37"/>
                            </text:list-item>
                          </text:list>
                        </text:list-item>
                        <text:list-item>
                          <text:p text:style-name="P37">pointers naarn een edge lijst</text:p>
                          <text:list>
                            <text:list-item>
                              <text:p text:style-name="P37">ipv vertex, een edge list, alle informatie van een edge wordt bijgehouden</text:p>
                            </text:list-item>
                          </text:list>
                        </text:list-item>
                        <text:list-item>
                          <text:p text:style-name="P37">wignged edge representation</text:p>
                          <text:list>
                            <text:list-item>
                              <text:p text:style-name="P37">meest uitgebreide representatie</text:p>
                            </text:list-item>
                            <text:list-item>
                              <text:p text:style-name="P37">in plaats van gewoon voor edge pointers naar hoekpunten en backpionters naar veelhoeken</text:p>
                              <text:list>
                                <text:list-item>
                                  <text:p text:style-name="P37">kan meer</text:p>
                                </text:list-item>
                                <text:list-item>
                                  <text:p text:style-name="P37">pointers naar heel veel dingen</text:p>
                                </text:list-item>
                                <text:list-item>
                                  <text:p text:style-name="P37">deze extra pionters kunnen gebruikt worden om efficienter informatie te kunnen vinden.</text:p>
                                </text:list-item>
                              </text:list>
                            </text:list-item>
                            <text:list-item>
                              <text:p text:style-name="P37">Cross product, wat is het?</text:p>
                            </text:list-item>
                          </text:list>
                        </text:list-item>
                      </text:list>
                    </text:list-item>
                  </text:list>
                </text:list-item>
                <text:list-item>
                  <text:p text:style-name="P37">Curve representations</text:p>
                  <text:list>
                    <text:list-item>
                      <text:p text:style-name="P38">word gedaan door benadering</text:p>
                    </text:list-item>
                    <text:list-item>
                      <text:p text:style-name="P38">curves geven een betere benadering naar hoe het object gemodelleert moet worden?.</text:p>
                    </text:list-item>
                    <text:list-item>
                      <text:p text:style-name="P38">Heel nauwkeurig benaderen zijn meer lijnen tekenen.</text:p>
                    </text:list-item>
                    <text:list-item>
                      <text:p text:style-name="P38">Parametrische voorstelling is waar dit vooral op neerkomt</text:p>
                    </text:list-item>
                    <text:list-item>
                      <text:p text:style-name="P38">je zou impliciete representaties kunnen gebraken,</text:p>
                    </text:list-item>
                    <text:list-item>
                      <text:p text:style-name="P38">expliceitere representaties kunnen ook voor problemen zorgen</text:p>
                    </text:list-item>
                    <text:list-item>
                      <text:p text:style-name="P38">zoals oneindige raaklijnen, ….</text:p>
                    </text:list-item>
                    <text:list-item>
                      <text:p text:style-name="P38">impliciete gaan meestal weg, we gebruiken parametrische representaties.</text:p>
                    </text:list-item>
                    <text:list-item>
                      <text:p text:style-name="P38">Parametrischre representaties</text:p>
                      <text:list>
                        <text:list-item>
                          <text:p text:style-name="P38">door een thetat te varieren gaan er bepaalde waardes bekomen worden.</text:p>
                        </text:list-item>
                        <text:list-item>
                          <text:p text:style-name="P38">Bv door van 0 naar 1 beschrijf je de curve.</text:p>
                        </text:list-item>
                        <text:list-item>
                          <text:p text:style-name="P38">Het basis idee is om curves te gaan modelleren.</text:p>
                        </text:list-item>
                        <text:list-item>
                          <text:p text:style-name="P38">T variert tussen 0 en 1</text:p>
                        </text:list-item>
                        <text:list-item>
                          <text:p text:style-name="P38">3de graads gevn voldoende vrijheid, hoe meer graden hoe meer krommingen die je hebt.</text:p>
                        </text:list-item>
                      </text:list>
                    </text:list-item>
                    <text:list-item>
                      <text:p text:style-name="P39">Algemene afleiding object representations hermite curves</text:p>
                      <text:list>
                        <text:list-item>
                          <text:p text:style-name="P39">splits coeficente matrix in twee deel matrixes</text:p>
                        </text:list-item>
                        <text:list-item>
                          <text:p text:style-name="P39"><text:soft-page-break/>geometry heeft eindpunten een raakvectoren</text:p>
                        </text:list-item>
                        <text:list-item>
                          <text:p text:style-name="P39">in hermiet en bezier verschillend, …</text:p>
                        </text:list-item>
                        <text:list-item>
                          <text:p text:style-name="P39">hermite curves</text:p>
                          <text:list>
                            <text:list-item>
                              <text:p text:style-name="P40">is normaal ok</text:p>
                            </text:list-item>
                          </text:list>
                        </text:list-item>
                        <text:list-item>
                          <text:p text:style-name="P40">bezier curvers</text:p>
                          <text:list>
                            <text:list-item>
                              <text:p text:style-name="P40">gerelaterd, een curve start in een eindpunt en eindigt in een eindpunt.</text:p>
                            </text:list-item>
                            <text:list-item>
                              <text:p text:style-name="P40">Link is dat wanneer we onze richtings vector in de eerste punt wanneer ge p2 -p1 doet, dat is dus ne vector, als je die 3 keer neemt. Dan heb je uw vector die naarbove gaat, daar is uw eerste R1, waneer ge dan p4 – p3 doet, dieje zo schuin gaat, en dieje ook 3 keer neemt. Dan krijg je de tweede raakvector.</text:p>
                            </text:list-item>
                            <text:list-item>
                              <text:p text:style-name="P40">Dat is de link.</text:p>
                            </text:list-item>
                            <text:list-item>
                              <text:p text:style-name="P40">Begrijp dit.</text:p>
                            </text:list-item>
                            <text:list-item>
                              <text:p text:style-name="P40">Relaties hiervan kunnen gebruikt worden, hier krijg je een matrix uit en dit is de basis matrix van bezier.</text:p>
                            </text:list-item>
                            <text:list-item>
                              <text:p text:style-name="P40">Bernstein polynomials, iets propereder</text:p>
                            </text:list-item>
                            <text:list-item>
                              <text:p text:style-name="P40">het zijn vier polynomen</text:p>
                            </text:list-item>
                            <text:list-item>
                              <text:p text:style-name="P40">beziers zijn allemaal positief tegenover die van hermite</text:p>
                            </text:list-item>
                            <text:list-item>
                              <text:p text:style-name="P40">bij bezier curves als je de omhullende neemt van al uw punten, dan gaat die bezier volledig binnen die omhullende zal liggen.</text:p>
                            </text:list-item>
                            <text:list-item>
                              <text:p text:style-name="P40">Als je al uw polynomene zou sommereen heb je 1 btw.</text:p>
                            </text:list-item>
                            <text:list-item>
                              <text:p text:style-name="P40">Je kan hier een afleiding maken, maar die hoeft niet denk ik?</text:p>
                            </text:list-item>
                            <text:list-item>
                              <text:p text:style-name="P40">Dit komt van calculus.</text:p>
                            </text:list-item>
                          </text:list>
                        </text:list-item>
                      </text:list>
                    </text:list-item>
                  </text:list>
                </text:list-item>
                <text:list-item>
                  <text:p text:style-name="P40">Calculus bezier curves</text:p>
                  <text:list>
                    <text:list-item>
                      <text:p text:style-name="P40">noemt men de bersntein veeltermen van graad p</text:p>
                    </text:list-item>
                    <text:list-item>
                      <text:p text:style-name="P40">wij gebruiken die van graad 3, dus die kunnen hoger gaan.</text:p>
                    </text:list-item>
                    <text:list-item>
                      <text:p text:style-name="P40">Met al uw p’s kan je via binomiaal coefcient di ecurve krijgen.</text:p>
                    </text:list-item>
                    <text:list-item>
                      <text:p text:style-name="P40">Dat is letterlijk uw bezier formule bij Q(t).</text:p>
                    </text:list-item>
                    <text:list-item>
                      <text:p text:style-name="P41">eerstegraads bezier is gefwoone en lijnstuk</text:p>
                    </text:list-item>
                    <text:list-item>
                      <text:p text:style-name="P41">bij 2de graads voeg je een term toe</text:p>
                    </text:list-item>
                  </text:list>
                </text:list-item>
              </text:list>
            </text:list-item>
          </text:list>
        </text:list-item>
      </text:list>
      <text:p text:style-name="P42"/>
      <text:p text:style-name="P42"/>
      <text:h text:style-name="P4" text:outline-level="1">les 5</text:h>
      <text:list text:style-name="L5">
        <text:list-item>
          <text:p text:style-name="P43"><text:s/>Continu van les 4 . slide 60~</text:p>
        </text:list-item>
        <text:list-item>
          <text:p text:style-name="P43"><text:s/>Forward difference van een functie berekenen</text:p>
          <text:list>
            <text:list-item>
              <text:p text:style-name="P43">twee keer ?</text:p>
            </text:list-item>
            <text:list-item>
              <text:p text:style-name="P44">Ter info sl 69 …</text:p>
            </text:list-item>
            <text:list-item>
              <text:p text:style-name="P44">parametric bi cubic is geenleerstof</text:p>
            </text:list-item>
            <text:list-item>
              <text:p text:style-name="P45">bsp trees niet swappen van uitleg.</text:p>
            </text:list-item>
            <text:list-item>
              <text:p text:style-name="P46">Solide modeling: Bij bsp deelbomen beslissingscriteria..</text:p>
            </text:list-item>
            <text:list-item>
              <text:p text:style-name="P46">constructive solid geomtery csg:</text:p>
            </text:list-item>
          </text:list>
        </text:list-item>
        <text:list-item>
          <text:p text:style-name="P46">hidden surface removal</text:p>
          <text:list>
            <text:list-item>
              <text:p text:style-name="P46">verschillende algoritmes zoals z buffer, scan line, list priority, area subdivision, ray casting</text:p>
            </text:list-item>
            <text:list-item>
              <text:p text:style-name="P46">hidden volumes: belangrijk bij ray tracing</text:p>
            </text:list-item>
            <text:list-item>
              <text:p text:style-name="P46">back face removal</text:p>
              <text:list>
                <text:list-item>
                  <text:p text:style-name="P46">polygons die niet naar de viewing direction staan en deze weghalen van de display lijst.</text:p>
                </text:list-item>
                <text:list-item>
                  <text:p text:style-name="P46">Via het dotproduct van wegwijzende veelhoeken met de kijkrichting</text:p>
                </text:list-item>
              </text:list>
            </text:list-item>
            <text:list-item>
              <text:p text:style-name="P46">voor elke pixel op het scherm houdt gef een dieptebuffer bij</text:p>
            </text:list-item>
            <text:list-item>
              <text:p text:style-name="P46">→ <text:span text:style-name="T5">z buffer algoritme</text:span></text:p>
            </text:list-item>
            <text:list-item>
              <text:p text:style-name="P47">interpolatie over een driehoek</text:p>
              <text:list>
                <text:list-item>
                  <text:p text:style-name="P47">barycentrische coordinaten.</text:p>
                </text:list-item>
              </text:list>
            </text:list-item>
            <text:list-item>
              <text:p text:style-name="P48">List prirotiy algoritme</text:p>
              <text:list>
                <text:list-item>
                  <text:p text:style-name="P48">splits in twee halve ruimtes.</text:p>
                </text:list-item>
                <text:list-item>
                  <text:p text:style-name="P49">Oplossing iets met een bit bijhouden ofzo true of false of die moet hertekent worden.<text:span text:style-name="T6"/></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0T09:09:56.649461352</meta:creation-date>
    <dc:date>2026-03-10T10:37:51.316473426</dc:date>
    <meta:editing-duration>PT1H45M9S</meta:editing-duration>
    <meta:editing-cycles>11</meta:editing-cycles>
    <meta:generator>LibreOffice/24.2.7.2$Linux_X86_64 LibreOffice_project/420$Build-2</meta:generator>
    <meta:document-statistic meta:table-count="0" meta:image-count="0" meta:object-count="0" meta:page-count="13" meta:paragraph-count="331" meta:word-count="3252" meta:character-count="17654" meta:non-whitespace-character-count="15028"/>
  </office:meta>
</office:document-meta>
</file>